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1">
            <text:p>c10b : jeu de tests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IF(MOD([.C3];2)=0;&quot;Pair&quot;;&quot;Impair&quot;)" office:value-type="string" office:string-value="Impair" calcext:value-type="string">
            <text:p>Im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IF(MOD([.C4];2)=0;&quot;Pair&quot;;&quot;Impair&quot;)" office:value-type="string" office:string-value="Impair" calcext:value-type="string">
            <text:p>Im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IF(MOD([.C5];2)=0;&quot;Pair&quot;;&quot;Impair&quot;)" office:value-type="string" office:string-value="Pair" calcext:value-type="string">
            <text:p>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-4" calcext:value-type="float">
            <text:p>-4</text:p>
          </table:table-cell>
          <table:table-cell table:style-name="ce4" table:formula="of:=IF(MOD([.C6];2)=0;&quot;Pair&quot;;&quot;Impair&quot;)" office:value-type="string" office:string-value="Pair" calcext:value-type="string">
            <text:p>Pair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 de programme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number-columns-repeated="1015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10-08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08:32:30.1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10-08T08:32:55.126000000</dc:date>
    <meta:editing-duration>PT1H4M53S</meta:editing-duration>
    <meta:editing-cycles>18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1" meta:object-count="0"/>
  </office:meta>
</office:document-meta>
</file>